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4.46mm"/>
        </style:tab-stops>
      </style:paragraph-properties>
    </style:style>
    <style:style style:name="P2" style:family="paragraph" style:parent-style-name="Text_20_body">
      <style:text-properties style:use-window-font-color="true" loext:opacity="0%" style:font-name="Liberation Serif" fo:font-style="normal" officeooo:rsid="005eff06" officeooo:paragraph-rsid="005eff06" style:font-style-asian="normal" style:font-style-complex="normal"/>
    </style:style>
    <style:style style:name="P3" style:family="paragraph" style:parent-style-name="Text_20_body">
      <style:text-properties style:font-name="FreeMono" fo:font-size="10pt" fo:font-style="normal" officeooo:rsid="00680837" officeooo:paragraph-rsid="0062bc1e" style:font-size-asian="10pt" style:font-style-asian="normal" style:font-size-complex="10pt" style:font-style-complex="normal"/>
    </style:style>
    <style:style style:name="P4" style:family="paragraph" style:parent-style-name="Text_20_body">
      <style:text-properties style:font-name="FreeMono" fo:font-size="10pt" fo:font-style="normal" officeooo:rsid="006db3dc" officeooo:paragraph-rsid="006db3dc" style:font-size-asian="10pt" style:font-style-asian="normal" style:font-size-complex="10pt" style:font-style-complex="normal"/>
    </style:style>
    <style:style style:name="P5" style:family="paragraph" style:parent-style-name="Text_20_body">
      <style:text-properties style:font-name="FreeMono" fo:font-size="10pt" fo:font-style="normal" officeooo:rsid="006dc825" officeooo:paragraph-rsid="006dc825" style:font-size-asian="10pt" style:font-style-asian="normal" style:font-size-complex="10pt" style:font-style-complex="normal"/>
    </style:style>
    <style:style style:name="P6" style:family="paragraph" style:parent-style-name="Text_20_body">
      <style:text-properties style:font-name="FreeMono" fo:font-size="10pt" fo:font-style="normal" officeooo:rsid="006e23a1" officeooo:paragraph-rsid="006e23a1" style:font-size-asian="10pt" style:font-style-asian="normal" style:font-size-complex="10pt" style:font-style-complex="normal"/>
    </style:style>
    <style:style style:name="P7" style:family="paragraph" style:parent-style-name="Text_20_body">
      <style:text-properties style:font-name="FreeMono" officeooo:rsid="00614003" officeooo:paragraph-rsid="00614003"/>
    </style:style>
    <style:style style:name="P8" style:family="paragraph" style:parent-style-name="Text_20_body">
      <style:text-properties style:font-name="FreeMono" fo:font-style="normal" officeooo:rsid="00680837" officeooo:paragraph-rsid="0062bc1e" style:font-style-asian="normal" style:font-style-complex="normal"/>
    </style:style>
    <style:style style:name="P9" style:family="paragraph" style:parent-style-name="Text_20_body">
      <style:text-properties style:font-name="FreeMono" officeooo:rsid="006c2e4d" officeooo:paragraph-rsid="006c2e4d"/>
    </style:style>
    <style:style style:name="P10" style:family="paragraph" style:parent-style-name="Text_20_body">
      <style:text-properties officeooo:rsid="006c2e4d" officeooo:paragraph-rsid="006c2e4d"/>
    </style:style>
    <style:style style:name="P11" style:family="paragraph" style:parent-style-name="Text_20_body">
      <style:text-properties fo:font-style="normal" officeooo:rsid="006c2e4d" officeooo:paragraph-rsid="006c2e4d" style:font-style-asian="normal" style:font-style-complex="normal"/>
    </style:style>
    <style:style style:name="P12" style:family="paragraph" style:parent-style-name="Text_20_body">
      <style:text-properties style:font-name="Liberation Serif" fo:font-size="10pt" fo:font-style="normal" officeooo:rsid="006e23a1" officeooo:paragraph-rsid="006e23a1" style:font-size-asian="10pt" style:font-style-asian="normal" style:font-size-complex="10pt" style:font-style-complex="normal"/>
    </style:style>
    <style:style style:name="P13" style:family="paragraph" style:parent-style-name="Text_20_body">
      <style:text-properties style:font-name="Liberation Serif" fo:font-size="10pt" fo:font-style="normal" officeooo:rsid="0069fdfd" officeooo:paragraph-rsid="006e23a1" style:font-size-asian="10pt" style:font-style-asian="normal" style:font-size-complex="10pt" style:font-style-complex="normal"/>
    </style:style>
    <style:style style:name="P14" style:family="paragraph" style:parent-style-name="Text_20_body">
      <style:text-properties officeooo:rsid="006c7517" officeooo:paragraph-rsid="006c7517"/>
    </style:style>
    <style:style style:name="P15" style:family="paragraph" style:parent-style-name="Text_20_body">
      <style:text-properties style:font-name="Liberation Serif" fo:font-size="12pt" fo:font-style="normal" officeooo:rsid="006dc825" officeooo:paragraph-rsid="006dc825" style:font-size-asian="12pt" style:font-style-asian="normal" style:font-size-complex="12pt" style:font-style-complex="normal"/>
    </style:style>
    <style:style style:name="P16" style:family="paragraph" style:parent-style-name="Title" style:master-page-name="MP0">
      <style:paragraph-properties style:page-number="auto" fo:break-before="page"/>
    </style:style>
    <style:style style:name="P17" style:family="paragraph" style:parent-style-name="Heading_20_1">
      <style:text-properties officeooo:rsid="00614003" officeooo:paragraph-rsid="00614003"/>
    </style:style>
    <style:style style:name="P18" style:family="paragraph" style:parent-style-name="Heading_20_1">
      <style:text-properties officeooo:rsid="005aa7f1" officeooo:paragraph-rsid="005aa7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69384"/>
    </style:style>
    <style:style style:name="T3" style:family="text">
      <style:text-properties officeooo:rsid="0058faa8"/>
    </style:style>
    <style:style style:name="T4" style:family="text">
      <style:text-properties officeooo:rsid="005eff0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72bc59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6c2e4d"/>
    </style:style>
    <style:style style:name="T10" style:family="text">
      <style:text-properties officeooo:rsid="00614003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70dd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9">Mkvfix</text:span> Guide</text:p>
      <text:p text:style-name="P1">Author: Kim Miikki<text:line-break/>Date:<text:tab/><text:span text:style-name="T4">19</text:span>.<text:span text:style-name="T2">9</text:span>.2021</text:p>
      <text:h text:style-name="Heading_20_1" text:outline-level="1">Introduction</text:h>
      <text:p text:style-name="P10">A video created with <text:span text:style-name="T5">gtlvideo.py</text:span><text:span text:style-name="T6"> may not be playable on a Raspberry Pi, if the program version is less than 1.2. The mkv video can be fixed by running this program which creates a playable x264 codec video file. It can then be converted to mp4 vid</text:span><text:span text:style-name="T7">eo</text:span><text:span text:style-name="T6"> container by runnin</text:span><text:span text:style-name="T7">g</text:span><text:span text:style-name="T6"> </text:span><text:span text:style-name="T5">vid2mp4.py</text:span><text:span text:style-name="T6">.</text:span></text:p>
      <text:h text:style-name="Heading_20_1" text:outline-level="1">System Requirements</text:h>
      <text:p text:style-name="Text_20_body">Operating System: <text:span text:style-name="T3">ALL</text:span></text:p>
      <text:p text:style-name="P2">Program: <text:span text:style-name="T9">ffmpeg</text:span></text:p>
      <text:p text:style-name="Text_20_body">Python 3</text:p>
      <text:h text:style-name="P17" text:outline-level="1">Program Usage</text:h>
      <text:p text:style-name="P11">This program requires only one argument which is the name of the mkv video file in current directory.</text:p>
      <text:p text:style-name="P9"><text:span text:style-name="T6">$ </text:span><text:span text:style-name="T8">mkvfix.py -h</text:span><text:span text:style-name="T6"><text:line-break/></text:span><text:span text:style-name="T10">usage: mkvfix.py [-h] file</text:span></text:p>
      <text:p text:style-name="P7">positional arguments:<text:line-break/> <text:s/>file <text:s text:c="7"/>mkv video file name</text:p>
      <text:p text:style-name="P7">optional arguments:<text:line-break/> <text:s/>-h, --help <text:s/>show this help message and exit</text:p>
      <text:h text:style-name="P18" text:outline-level="1">Use Case</text:h>
      <text:p text:style-name="P14">A time-lapse video was created with <text:span text:style-name="T5">gtlvideo.py</text:span><text:span text:style-name="T6"> version 1.1, and to following method shows how to make it playable on a Raspberry Pi.</text:span></text:p>
      <text:p text:style-name="P8">$ <text:span text:style-name="T1">mkvfix.py video-rgb.mkv</text:span><text:line-break/><text:span text:style-name="T11">Fix mkv playback issue on Raspberry Pi</text:span></text:p>
      <text:p text:style-name="P3">Current directory:<text:line-break/>/home/pi/python/20210919-gtlvideo_vid2mp4</text:p>
      <text:p text:style-name="P3">ffmpeg version 4.1.6-1~deb10u1+rpt2 Copyright (c) 2000-2020 the FFmpeg developers<text:line-break/>... </text:p>
      <text:p text:style-name="P4">frame= <text:s/>860 fps=9.0 q=28.0 size= <text:s text:c="3"/>2816kB time=00:00:32.32 bitrate= 713.8kbits/frame= <text:s/>861 fps=8.8 q=-1.0 Lsize= <text:s text:c="3"/>2957kB time=00:00:34.36 bitrate= 704.9kbits/s speed=0.35x <text:s text:c="3"/><text:line-break/>video:2957kB audio:0kB subtitle:0kB other streams:0kB global headers:0kB muxing overhead: 0.000000%<text:line-break/>... <text:line-break/>[libx264 @ 0x1edb560] kb/s:703.27</text:p>
      <text:p text:style-name="P15"><text:soft-page-break/>The fixed video is stored in file with same stem as the original video, but now with h264 extension. Video properties of the new file can examined with mediainfo:</text:p>
      <text:p text:style-name="P5">$ <text:span text:style-name="T1">mediainfo video-rgb.h264</text:span><text:line-break/>General<text:line-break/>Complete name <text:s text:c="27"/>: video-rgb.h264<text:line-break/>Format <text:s text:c="34"/>: AVC<text:line-break/>Format/Info <text:s text:c="29"/>: Advanced Video Codec<text:line-break/>File size <text:s text:c="31"/>: 2.89 MiB<text:line-break/>Writing library <text:s text:c="25"/>: x264 core 155 r2917 0a84d98<text:line-break/>Encoding settings <text:s text:c="23"/>: cabac=1 / ref=3 / deblock=1:0:0 / analyse=0x3:0x113 / me=hex / subme=7 / psy=1 / psy_rd=1.00:0.00 / mixed_ref=1 / me_range=16 / chroma_me=1 / trellis=1 / 8x8dct=1 / cqm=0 / deadzone=21,11 / fast_pskip=1 / chroma_qp_offset=-2 / threads=6 / lookahead_threads=1 / sliced_threads=0 / nr=0 / decimate=1 / interlaced=0 / bluray_compat=0 / constrained_intra=0 / bframes=3 / b_pyramid=2 / b_adapt=1 / b_bias=0 / direct=1 / weightb=1 / open_gop=0 / weightp=2 / keyint=250 / keyint_min=25 / scenecut=40 / intra_refresh=0 / rc_lookahead=40 / rc=crf / mbtree=1 / crf=23.0 / qcomp=0.60 / qpmin=0 / qpmax=69 / qpstep=4 / ip_ratio=1.40 / aq=1:1.00<text:line-break/><text:line-break/>Video<text:line-break/>Format <text:s text:c="34"/>: AVC<text:line-break/>Format/Info <text:s text:c="29"/>: Advanced Video Codec<text:line-break/>Format profile <text:s text:c="26"/>: High@L4<text:line-break/>Format settings <text:s text:c="25"/>: CABAC / 4 Ref Frames<text:line-break/>Format settings, CABAC <text:s text:c="18"/>: Yes<text:line-break/>Format settings, ReFrames <text:s text:c="15"/>: 4 frames<text:line-break/>Width <text:s text:c="35"/>: 1 704 pixels<text:line-break/>Height <text:s text:c="34"/>: 1 068 pixels<text:line-break/>Display aspect ratio <text:s text:c="20"/>: 16:10<text:line-break/>Frame rate mode <text:s text:c="25"/>: Variable<text:line-break/>Color space <text:s text:c="29"/>: YUV<text:line-break/>Chroma subsampling <text:s text:c="22"/>: 4:2:0<text:line-break/>Bit depth <text:s text:c="31"/>: 8 bits<text:line-break/>Scan type <text:s text:c="31"/>: Progressive<text:line-break/>Writing library <text:s text:c="25"/>: x264 core 155 r2917 0a84d98<text:line-break/>Encoding settings <text:s text:c="23"/>: cabac=1 / ref=3 / deblock=1:0:0 / analyse=0x3:0x113 / me=hex / subme=7 / psy=1 / psy_rd=1.00:0.00 / mixed_ref=1 / me_range=16 / chroma_me=1 / trellis=1 / 8x8dct=1 / cqm=0 / deadzone=21,11 / fast_pskip=1 / chroma_qp_offset=-2 / threads=6 / lookahead_threads=1 / sliced_threads=0 / nr=0 / decimate=1 / interlaced=0 / bluray_compat=0 / constrained_intra=0 / bframes=3 / b_pyramid=2 / b_adapt=1 / b_bias=0 / direct=1 / weightb=1 / open_gop=0 / weightp=2 / keyint=250 / keyint_min=25 / scenecut=40 / intra_refresh=0 / rc_lookahead=40 / rc=crf / mbtree=1 / crf=23.0 / qcomp=0.60 / qpmin=0 / qpmax=69 / qpstep=4 / ip_ratio=1.40 / aq=1:1.00</text:p>
      <text:p text:style-name="P12">The h264 video can be played back with omxplayer (Raspberry Pi) or VLC. If a mp4 format con<text:span text:style-name="T12">t</text:span>ainer is required, it can be produced with <text:span text:style-name="T5">vid2mp4.py</text:span>:</text:p>
      <text:p text:style-name="P6">$ <text:span text:style-name="T1">vid2mp4.py video-rgb.h264</text:span><text:line-break/>Convert video to mp4 format</text:p>
      <text:p text:style-name="P6">Current directory:<text:line-break/>/home/pi/python/20210919-gtlvideo_vid2mp4</text:p>
      <text:p text:style-name="P6">AVC-H264 import - frame size 1704 x 1068 at 25.000 FPS<text:line-break/>AVC Import results: 861 samples - Slices: 4 I 220 P 637 B - 1 SEI - 4 IDR<text:line-break/>Stream uses forward prediction - stream CTS offset: 2 frames<text:line-break/>Saving video-rgb.mp4: 0.500 secs Interleaving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8.47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0m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5.02mm" style:type="center"/>
          <style:tab-stop style:position="170.06m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6mm" fo:page-height="296.93mm" style:num-format="1" style:print-orientation="portrait" fo:margin-top="12.7mm" fo:margin-bottom="12.7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line-style="solid" style:adjustment="left" style:rel-width="33%" style:color="#000000"/>
      </style:page-layout-properties>
      <style:header-style/>
      <style:footer-style>
        <style:header-footer-properties fo:min-height="7.3mm" fo:margin-left="0mm" fo:margin-right="0mm" fo:margin-top="0m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21-05-17T15:34:00Z</meta:creation-date>
    <dc:date>2021-09-19T13:52:16.575237388</dc:date>
    <meta:editing-cycles>105</meta:editing-cycles>
    <meta:editing-duration>P1DT15H46M4S</meta:editing-duration>
    <meta:document-statistic meta:table-count="0" meta:image-count="0" meta:object-count="0" meta:page-count="2" meta:paragraph-count="26" meta:word-count="608" meta:character-count="4505" meta:non-whitespace-character-count="3309"/>
    <meta:template xlink:type="simple" xlink:actuate="onRequest" xlink:title="" xlink:href="Normal.dotm"/>
  </office:meta>
</office:document-meta>
</file>